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Bitstream Vera Sans Mono', 'Courier New',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4b8b" officeooo:paragraph-rsid="000b4b8b"/>
    </style:style>
    <style:style style:name="P2" style:family="paragraph" style:parent-style-name="Standard">
      <style:text-properties officeooo:rsid="000b4b8b" officeooo:paragraph-rsid="000cf2d5"/>
    </style:style>
    <style:style style:name="P3" style:family="paragraph" style:parent-style-name="Standard">
      <style:text-properties officeooo:rsid="000b4b8b" officeooo:paragraph-rsid="000da666"/>
    </style:style>
    <style:style style:name="P4" style:family="paragraph" style:parent-style-name="Standard">
      <style:text-properties officeooo:rsid="000b4b8b" officeooo:paragraph-rsid="0018ee24"/>
    </style:style>
    <style:style style:name="P5" style:family="paragraph" style:parent-style-name="Standard">
      <style:text-properties officeooo:rsid="000b4b8b" officeooo:paragraph-rsid="001a901a"/>
    </style:style>
    <style:style style:name="P6" style:family="paragraph" style:parent-style-name="Standard">
      <style:text-properties officeooo:rsid="000b4b8b" officeooo:paragraph-rsid="001c2947"/>
    </style:style>
    <style:style style:name="P7" style:family="paragraph" style:parent-style-name="Standard">
      <style:text-properties officeooo:rsid="000b4b8b" officeooo:paragraph-rsid="001eaaca"/>
    </style:style>
    <style:style style:name="P8" style:family="paragraph" style:parent-style-name="Standard">
      <style:text-properties officeooo:rsid="00158fde" officeooo:paragraph-rsid="00158fde"/>
    </style:style>
    <style:style style:name="P9" style:family="paragraph" style:parent-style-name="Standard">
      <style:text-properties officeooo:rsid="001a901a" officeooo:paragraph-rsid="001a901a"/>
    </style:style>
    <style:style style:name="P10" style:family="paragraph" style:parent-style-name="Standard">
      <style:text-properties officeooo:rsid="001eaaca" officeooo:paragraph-rsid="001eaaca"/>
    </style:style>
    <style:style style:name="P11" style:family="paragraph" style:parent-style-name="Preformatted_20_Text">
      <style:paragraph-properties fo:widows="1"/>
      <style:text-properties fo:font-variant="normal" fo:text-transform="none" fo:color="#000000" fo:letter-spacing="normal"/>
    </style:style>
    <style:style style:name="P12" style:family="paragraph" style:parent-style-name="Preformatted_20_Text">
      <style:text-properties fo:font-variant="normal" fo:text-transform="none" fo:color="#000000" fo:letter-spacing="normal" fo:font-style="normal" fo:font-weight="normal" officeooo:rsid="000b4b8b" officeooo:paragraph-rsid="000b4b8b"/>
    </style:style>
    <style:style style:name="P13" style:family="paragraph" style:parent-style-name="Preformatted_20_Text">
      <style:text-properties fo:font-variant="normal" fo:text-transform="none" fo:color="#000000" fo:letter-spacing="normal" fo:font-style="normal" fo:font-weight="normal" officeooo:rsid="00158fde" officeooo:paragraph-rsid="00158fde"/>
    </style:style>
    <style:style style:name="P14" style:family="paragraph" style:parent-style-name="Preformatted_20_Text">
      <style:text-properties fo:font-variant="normal" fo:text-transform="none" fo:color="#000000" fo:font-size="12pt" fo:letter-spacing="normal" fo:font-style="normal" fo:font-weight="normal" officeooo:rsid="00158fde" officeooo:paragraph-rsid="00158fde" style:font-size-asian="12pt" style:font-size-complex="12pt"/>
    </style:style>
    <style:style style:name="P15" style:family="paragraph" style:parent-style-name="Preformatted_20_Text">
      <style:paragraph-properties fo:margin-top="0cm" fo:margin-bottom="0.499cm" style:contextual-spacing="false" fo:widows="1"/>
      <style:text-properties fo:font-variant="normal" fo:text-transform="none" fo:color="#000000" fo:letter-spacing="normal" fo:font-style="normal" fo:font-weight="normal"/>
    </style:style>
    <style:style style:name="P16" style:family="paragraph" style:parent-style-name="Preformatted_20_Text">
      <style:paragraph-properties fo:margin-top="0cm" fo:margin-bottom="0.499cm" style:contextual-spacing="false" fo:widows="1"/>
      <style:text-properties fo:font-variant="normal" fo:text-transform="none" fo:color="#000000" fo:letter-spacing="normal" fo:font-style="normal" fo:font-weight="normal" officeooo:rsid="001597fa" officeooo:paragraph-rsid="001597fa"/>
    </style:style>
    <style:style style:name="P17" style:family="paragraph" style:parent-style-name="Preformatted_20_Text">
      <style:paragraph-properties fo:margin-top="0cm" fo:margin-bottom="0.499cm" style:contextual-spacing="false" fo:widows="1"/>
      <style:text-properties officeooo:rsid="001597fa" officeooo:paragraph-rsid="001597fa"/>
    </style:style>
    <style:style style:name="P18" style:family="paragraph" style:parent-style-name="Preformatted_20_Text">
      <style:paragraph-properties fo:margin-top="0cm" fo:margin-bottom="0.499cm" style:contextual-spacing="false" fo:widows="1"/>
      <style:text-properties officeooo:rsid="001fc110" officeooo:paragraph-rsid="001fc110"/>
    </style:style>
    <style:style style:name="P19" style:family="paragraph" style:parent-style-name="Preformatted_20_Text">
      <style:paragraph-properties fo:margin-top="0cm" fo:margin-bottom="0.499cm" style:contextual-spacing="false" fo:widows="1"/>
      <style:text-properties officeooo:rsid="00204e79" officeooo:paragraph-rsid="00204e79"/>
    </style:style>
    <style:style style:name="P20" style:family="paragraph" style:parent-style-name="Standard">
      <style:text-properties officeooo:rsid="001a901a" officeooo:paragraph-rsid="001a901a"/>
    </style:style>
    <style:style style:name="P21" style:family="paragraph" style:parent-style-name="Standard">
      <style:text-properties fo:font-variant="normal" fo:text-transform="none" fo:color="#000000" style:font-name="Consolas" fo:font-size="12pt" fo:letter-spacing="normal" fo:font-style="normal" fo:font-weight="normal" officeooo:rsid="0017fddc" officeooo:paragraph-rsid="0018ee24" fo:padding="0cm" fo:border="none"/>
    </style:style>
    <style:style style:name="T1" style:family="text">
      <style:text-properties fo:font-variant="normal" fo:text-transform="none" fo:color="#000000" style:font-name="Consolas" fo:font-size="12pt" fo:letter-spacing="normal" fo:font-style="normal" fo:font-weight="normal" fo:padding="0cm" fo:border="none"/>
    </style:style>
    <style:style style:name="T2" style:family="text">
      <style:text-properties fo:font-variant="normal" fo:text-transform="none" fo:color="#000000" style:font-name="Consolas" fo:font-size="12pt" fo:letter-spacing="normal" fo:font-style="normal" fo:font-weight="normal" officeooo:rsid="0017516f" fo:padding="0cm" fo:border="none"/>
    </style:style>
    <style:style style:name="T3" style:family="text">
      <style:text-properties fo:font-variant="normal" fo:text-transform="none" fo:color="#000000" style:font-name="Consolas" fo:font-size="12pt" fo:letter-spacing="normal" fo:font-style="normal" fo:font-weight="normal" officeooo:rsid="001c2947" fo:padding="0cm" fo:border="none"/>
    </style:style>
    <style:style style:name="T4" style:family="text">
      <style:text-properties fo:font-variant="normal" fo:text-transform="none" fo:color="#3f5fbf" style:font-name="Consolas" fo:font-size="12pt" fo:letter-spacing="normal" fo:font-style="normal" fo:font-weight="normal" fo:padding="0cm" fo:border="none"/>
    </style:style>
    <style:style style:name="T5" style:family="text">
      <style:text-properties fo:font-variant="normal" fo:text-transform="none" fo:color="#3f5fbf" style:font-name="Consolas" fo:font-size="12pt" fo:letter-spacing="normal" fo:font-style="normal" fo:font-weight="normal" officeooo:rsid="000cf2d5" fo:padding="0cm" fo:border="none"/>
    </style:style>
    <style:style style:name="T6" style:family="text">
      <style:text-properties fo:font-variant="normal" fo:text-transform="none" fo:color="#3f5fbf" style:font-name="Consolas" fo:font-size="12pt" fo:letter-spacing="normal" fo:font-style="normal" fo:font-weight="normal" officeooo:rsid="000f13d5" fo:padding="0cm" fo:border="none"/>
    </style:style>
    <style:style style:name="T7" style:family="text">
      <style:text-properties fo:font-variant="normal" fo:text-transform="none" fo:color="#3f5fbf" style:font-name="Consolas" fo:font-size="12pt" fo:letter-spacing="normal" fo:font-style="normal" fo:font-weight="normal" officeooo:rsid="001017a2" fo:padding="0cm" fo:border="none"/>
    </style:style>
    <style:style style:name="T8" style:family="text">
      <style:text-properties fo:font-variant="normal" fo:text-transform="none" fo:color="#3f5fbf" style:font-name="Consolas" fo:font-size="12pt" fo:letter-spacing="normal" fo:font-style="normal" fo:font-weight="normal" officeooo:rsid="0010532b" fo:padding="0cm" fo:border="none"/>
    </style:style>
    <style:style style:name="T9" style:family="text">
      <style:text-properties fo:font-variant="normal" fo:text-transform="none" fo:color="#3f5fbf" style:font-name="Consolas" fo:font-size="12pt" fo:letter-spacing="normal" fo:font-style="normal" fo:font-weight="normal" officeooo:rsid="00123e4b" fo:padding="0cm" fo:border="none"/>
    </style:style>
    <style:style style:name="T10" style:family="text">
      <style:text-properties fo:font-variant="normal" fo:text-transform="none" fo:color="#3f5fbf" style:font-name="Consolas" fo:font-size="12pt" fo:letter-spacing="normal" fo:font-style="normal" fo:font-weight="normal" officeooo:rsid="0013b77b" fo:padding="0cm" fo:border="none"/>
    </style:style>
    <style:style style:name="T11" style:family="text">
      <style:text-properties fo:font-variant="normal" fo:text-transform="none" fo:color="#3f5fbf" style:font-name="Consolas" fo:font-size="12pt" fo:letter-spacing="normal" fo:font-style="normal" fo:font-weight="normal" officeooo:rsid="0014f1f1" fo:padding="0cm" fo:border="none"/>
    </style:style>
    <style:style style:name="T12" style:family="text">
      <style:text-properties fo:font-variant="normal" fo:text-transform="none" fo:color="#3f5fbf" style:font-name="Consolas" fo:font-size="12pt" fo:letter-spacing="normal" fo:font-style="normal" fo:font-weight="normal" officeooo:rsid="0017516f" fo:padding="0cm" fo:border="none"/>
    </style:style>
    <style:style style:name="T13" style:family="text">
      <style:text-properties fo:font-variant="normal" fo:text-transform="none" fo:color="#3f5fbf" style:font-name="Consolas" fo:font-size="12pt" fo:letter-spacing="normal" fo:font-style="normal" fo:font-weight="normal" officeooo:rsid="001c2947" fo:padding="0cm" fo:border="none"/>
    </style:style>
    <style:style style:name="T14" style:family="text">
      <style:text-properties fo:font-variant="normal" fo:text-transform="none" fo:color="#3f5fbf" style:font-name="Consolas" fo:font-size="12pt" fo:letter-spacing="normal" fo:font-style="normal" fo:font-weight="normal" officeooo:rsid="001e22af" fo:padding="0cm" fo:border="none"/>
    </style:style>
    <style:style style:name="T15" style:family="text">
      <style:text-properties fo:font-variant="normal" fo:text-transform="none" fo:color="#3f5fbf" style:font-name="Consolas" fo:font-size="12pt" fo:letter-spacing="normal" fo:font-style="normal" fo:font-weight="normal" officeooo:rsid="001eaaca" fo:padding="0cm" fo:border="none"/>
    </style:style>
    <style:style style:name="T16" style:family="text">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p>
      <text:p text:style-name="P1"><text:a xlink:type="simple" xlink:href="http://localhost:1337/cuenta">http://localhost:1337/cuenta</text:a></text:p>
      <text:p text:style-name="P1"/>
      <text:p text:style-name="P2"><text:a xlink:type="simple" xlink:href="http://localhost:1337/cuenta/create?name=Yoshino&amp;email=yoshino@dispersate.com"><text:span text:style-name="Source_20_Text"><text:span text:style-name="T1">http:</text:span></text:span></text:a><text:a xlink:type="simple" xlink:href="http://localhost:1337/cuenta/create?name=Yoshino&amp;email=yoshino@dispersate.com"><text:span text:style-name="Source_20_Text"><text:span text:style-name="T4">//localhost:1337/</text:span></text:span></text:a><text:a xlink:type="simple" xlink:href="http://localhost:1337/cuenta/create?name=Yoshino&amp;email=yoshino@dispersate.com"><text:span text:style-name="Source_20_Text"><text:span text:style-name="T5">cuenta</text:span></text:span></text:a><text:a xlink:type="simple" xlink:href="http://localhost:1337/cuenta/create?name=Yoshino&amp;email=yoshino@dispersate.com"><text:span text:style-name="Source_20_Text"><text:span text:style-name="T4">/create?</text:span></text:span></text:a><text:a xlink:type="simple" xlink:href="http://localhost:1337/cuenta/create?name=Yoshino&amp;email=yoshino@dispersate.com"><text:span text:style-name="Source_20_Text"><text:span text:style-name="T7">nombre</text:span></text:span></text:a><text:a xlink:type="simple" xlink:href="http://localhost:1337/cuenta/create?name=Yoshino&amp;email=yoshino@dispersate.com"><text:span text:style-name="Source_20_Text"><text:span text:style-name="T4">=</text:span></text:span></text:a><text:a xlink:type="simple" xlink:href="http://localhost:1337/cuenta/create?name=Yoshino&amp;email=yoshino@dispersate.com"><text:span text:style-name="Source_20_Text"><text:span text:style-name="T5">Yoshino</text:span></text:span></text:a><text:a xlink:type="simple" xlink:href="http://localhost:1337/cuenta/create?name=Yoshino&amp;email=yoshino@dispersate.com"><text:span text:style-name="Source_20_Text"><text:span text:style-name="T4">&amp;email=</text:span></text:span></text:a><text:a xlink:type="simple" xlink:href="http://localhost:1337/cuenta/create?name=Yoshino&amp;email=yoshino@dispersate.com"><text:span text:style-name="Source_20_Text"><text:span text:style-name="T5">yoshino</text:span></text:span></text:a><text:a xlink:type="simple" xlink:href="http://localhost:1337/cuenta/create?name=Yoshino&amp;email=yoshino@dispersate.com"><text:span text:style-name="Source_20_Text"><text:span text:style-name="T4">@</text:span></text:span></text:a><text:a xlink:type="simple" xlink:href="http://localhost:1337/cuenta/create?name=Yoshino&amp;email=yoshino@dispersate.com"><text:span text:style-name="Source_20_Text"><text:span text:style-name="T5">dispersate</text:span></text:span></text:a><text:a xlink:type="simple" xlink:href="http://localhost:1337/cuenta/create?name=Yoshino&amp;email=yoshino@dispersate.com"><text:span text:style-name="Source_20_Text"><text:span text:style-name="T4">.co</text:span></text:span></text:a><text:a xlink:type="simple" xlink:href="http://localhost:1337/cuenta/create?name=Yoshino&amp;email=yoshino@dispersate.com"><text:span text:style-name="Source_20_Text"><text:span text:style-name="T5">m</text:span></text:span></text:a></text:p>
      <text:p text:style-name="P1"/>
      <text:p text:style-name="P9">2</text:p>
      <text:p text:style-name="P1"><text:a xlink:type="simple" xlink:href="http://localhost:1337/editor">http://localhost:1337/editor</text:a></text:p>
      <text:p text:style-name="P1"/>
      <text:p text:style-name="P3"><text:a xlink:type="simple" xlink:href="http://localhost:1337/cuenta/create?name=Yoshino&amp;email=yoshino@dispersate.com"><text:span text:style-name="Source_20_Text"><text:span text:style-name="T1">http:</text:span></text:span></text:a><text:a xlink:type="simple" xlink:href="http://localhost:1337/cuenta/create?name=Yoshino&amp;email=yoshino@dispersate.com"><text:span text:style-name="Source_20_Text"><text:span text:style-name="T4">//localhost:1337/</text:span></text:span></text:a><text:a xlink:type="simple" xlink:href="http://localhost:1337/cuenta/create?name=Yoshino&amp;email=yoshino@dispersate.com"><text:span text:style-name="Source_20_Text"><text:span text:style-name="T6">editor</text:span></text:span></text:a><text:a xlink:type="simple" xlink:href="http://localhost:1337/cuenta/create?name=Yoshino&amp;email=yoshino@dispersate.com"><text:span text:style-name="Source_20_Text"><text:span text:style-name="T4">/create?</text:span></text:span></text:a><text:a xlink:type="simple" xlink:href="http://localhost:1337/cuenta/create?name=Yoshino&amp;email=yoshino@dispersate.com"><text:span text:style-name="Source_20_Text"><text:span text:style-name="T7">nombre</text:span></text:span></text:a><text:a xlink:type="simple" xlink:href="http://localhost:1337/cuenta/create?name=Yoshino&amp;email=yoshino@dispersate.com"><text:span text:style-name="Source_20_Text"><text:span text:style-name="T4">=</text:span></text:span></text:a><text:a xlink:type="simple" xlink:href="http://localhost:1337/cuenta/create?name=Yoshino&amp;email=yoshino@dispersate.com"><text:span text:style-name="Source_20_Text"><text:span text:style-name="T6">Rossmary</text:span></text:span></text:a></text:p>
      <text:p text:style-name="P1"/>
      <text:p text:style-name="P9">4</text:p>
      <text:p text:style-name="P5"><text:a xlink:type="simple" xlink:href="http://localhost:1337/suscripcion">http://localhost:1337/suscripcion</text:a></text:p>
      <text:p text:style-name="P5"/>
      <text:p text:style-name="P4"><text:a xlink:type="simple" xlink:href="http://localhost:1337/cuenta/create?name=Yoshino&amp;email=yoshino@dispersate.com"><text:span text:style-name="Source_20_Text"><text:span text:style-name="T1">http:</text:span></text:span></text:a><text:a xlink:type="simple" xlink:href="http://localhost:1337/cuenta/create?name=Yoshino&amp;email=yoshino@dispersate.com"><text:span text:style-name="Source_20_Text"><text:span text:style-name="T4">//localhost:1337/</text:span></text:span></text:a><text:a xlink:type="simple" xlink:href="http://localhost:1337/cuenta/create?name=Yoshino&amp;email=yoshino@dispersate.com"><text:span text:style-name="Source_20_Text"><text:span text:style-name="T7">suscripcion</text:span></text:span></text:a><text:a xlink:type="simple" xlink:href="http://localhost:1337/cuenta/create?name=Yoshino&amp;email=yoshino@dispersate.com"><text:span text:style-name="Source_20_Text"><text:span text:style-name="T4">/create?</text:span></text:span></text:a><text:a xlink:type="simple" xlink:href="http://localhost:1337/cuenta/create?name=Yoshino&amp;email=yoshino@dispersate.com"><text:span text:style-name="Source_20_Text"><text:span text:style-name="T8">titulo</text:span></text:span></text:a><text:a xlink:type="simple" xlink:href="http://localhost:1337/cuenta/create?name=Yoshino&amp;email=yoshino@dispersate.com"><text:span text:style-name="Source_20_Text"><text:span text:style-name="T4">=</text:span></text:span></text:a><text:a xlink:type="simple" xlink:href="http://localhost:1337/cuenta/create?name=Yoshino&amp;email=yoshino@dispersate.com"><text:span text:style-name="Source_20_Text"><text:span text:style-name="T8">Amigos</text:span></text:span></text:a><text:span text:style-name="T12">&amp;miembros=</text:span><text:span text:style-name="T13">xxx</text:span><text:span text:style-name="T2">&amp;editores= </text:span><text:span text:style-name="T3">xxx</text:span></text:p>
      <text:p text:style-name="P21"/>
      <text:p text:style-name="P1"/>
      <text:p text:style-name="P9">3</text:p>
      <text:p text:style-name="P1"><text:a xlink:type="simple" xlink:href="http://localhost:1337/revista">http://localhost:1337/revista</text:a></text:p>
      <text:p text:style-name="P1"/>
      <text:p text:style-name="P6"><text:span text:style-name="Source_20_Text"><text:span text:style-name="T13">http://localhost:1337/revista/create?titulo=Blusky&amp;mes=agosto&amp;</text:span></text:span><text:span text:style-name="Source_20_Text"><text:span text:style-name="T14">serie</text:span></text:span><text:span text:style-name="Source_20_Text"><text:span text:style-name="T13">=</text:span></text:span><text:span text:style-name="Source_20_Text"><text:span text:style-name="T14">xxx</text:span></text:span></text:p>
      <text:p text:style-name="P1"/>
      <text:p text:style-name="P9">5</text:p>
      <text:p text:style-name="P1"><text:a xlink:type="simple" xlink:href="http://localhost:1337/link">http://localhost:1337/link</text:a></text:p>
      <text:p text:style-name="P1"/>
      <text:p text:style-name="P7"><text:a xlink:type="simple" xlink:href="http://localhost:1337/link/create?titulo=sails.org"><text:span text:style-name="Source_20_Text"><text:span text:style-name="T1">http:</text:span></text:span></text:a><text:a xlink:type="simple" xlink:href="http://localhost:1337/link/create?titulo=sails.org"><text:span text:style-name="Source_20_Text"><text:span text:style-name="T4">//localhost:1337/</text:span></text:span></text:a><text:a xlink:type="simple" xlink:href="http://localhost:1337/link/create?titulo=sails.org"><text:span text:style-name="Source_20_Text"><text:span text:style-name="T9">link</text:span></text:span></text:a><text:a xlink:type="simple" xlink:href="http://localhost:1337/link/create?titulo=sails.org"><text:span text:style-name="Source_20_Text"><text:span text:style-name="T4">/create?</text:span></text:span></text:a><text:a xlink:type="simple" xlink:href="http://localhost:1337/link/create?titulo=sails.org"><text:span text:style-name="Source_20_Text"><text:span text:style-name="T9">titulo</text:span></text:span></text:a><text:a xlink:type="simple" xlink:href="http://localhost:1337/link/create?titulo=sails.org"><text:span text:style-name="Source_20_Text"><text:span text:style-name="T4">=</text:span></text:span></text:a><text:a xlink:type="simple" xlink:href="http://localhost:1337/link/create?titulo=sails.org"><text:span text:style-name="Source_20_Text"><text:span text:style-name="T9">sails.org</text:span></text:span></text:a><text:span text:style-name="T11">&amp;edicion=</text:span><text:span text:style-name="T15">xxx</text:span></text:p>
      <text:p text:style-name="P3"/>
      <text:p text:style-name="P9">6</text:p>
      <text:p text:style-name="P1"><text:a xlink:type="simple" xlink:href="http://localhost:1337/actividad">http://localhost:1337/actividad</text:a></text:p>
      <text:p text:style-name="P1"/>
      <text:p text:style-name="P7"><text:a xlink:type="simple" xlink:href="http://localhost:1337/link/create?titulo=sails.org"><text:span text:style-name="Source_20_Text"><text:span text:style-name="T1">http:</text:span></text:span></text:a><text:a xlink:type="simple" xlink:href="http://localhost:1337/link/create?titulo=sails.org"><text:span text:style-name="Source_20_Text"><text:span text:style-name="T4">//localhost:1337/</text:span></text:span></text:a><text:a xlink:type="simple" xlink:href="http://localhost:1337/link/create?titulo=sails.org"><text:span text:style-name="Source_20_Text"><text:span text:style-name="T10">actividad</text:span></text:span></text:a><text:a xlink:type="simple" xlink:href="http://localhost:1337/link/create?titulo=sails.org"><text:span text:style-name="Source_20_Text"><text:span text:style-name="T4">/create?</text:span></text:span></text:a><text:a xlink:type="simple" xlink:href="http://localhost:1337/link/create?titulo=sails.org"><text:span text:style-name="Source_20_Text"><text:span text:style-name="T9">titulo</text:span></text:span></text:a><text:a xlink:type="simple" xlink:href="http://localhost:1337/link/create?titulo=sails.org"><text:span text:style-name="Source_20_Text"><text:span text:style-name="T4">=</text:span></text:span></text:a><text:a xlink:type="simple" xlink:href="http://localhost:1337/link/create?titulo=sails.org"><text:span text:style-name="Source_20_Text"><text:span text:style-name="T10">C</text:span></text:span></text:a><text:span text:style-name="T10">afe</text:span><text:span text:style-name="T11">&amp;edicion=</text:span><text:span text:style-name="T15">xxx</text:span></text:p>
      <text:p text:style-name="P1"/>
      <text:p text:style-name="P9">7</text:p>
      <text:p text:style-name="P1"><text:a xlink:type="simple" xlink:href="http://localhost:1337/subproyecto">http://localhost:1337/subproyecto</text:a></text:p>
      <text:p text:style-name="P1"/>
      <text:p text:style-name="P10"><text:span text:style-name="T11">http://localhost:1337/subproyecto/create?titulo=OceanDIgital&amp;edicion=</text:span><text:span text:style-name="T4">xxx</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CUENTA</text:p>
      <text:p text:style-name="P13"/>
      <text:p text:style-name="P12">{</text:p>
      <text:p text:style-name="P11"><text:s text:c="2"/><text:span text:style-name="T16">"nombre": "Yoshino",</text:span></text:p>
      <text:p text:style-name="P11"><text:s text:c="2"/><text:span text:style-name="T16">"email": "yoshino@dispersate.com",</text:span></text:p>
      <text:p text:style-name="P11"><text:s text:c="2"/><text:span text:style-name="T16">"createdAt": "2015-08-23T19:08:57.510Z",</text:span></text:p>
      <text:p text:style-name="P11"><text:s text:c="2"/><text:span text:style-name="T16">"updatedAt": "2015-08-23T19:08:57.510Z",</text:span></text:p>
      <text:p text:style-name="P11"><text:s text:c="2"/><text:span text:style-name="T16">"id": "55da1a49b03b7e2f115acaf9"</text:span></text:p>
      <text:p text:style-name="P15">}</text:p>
      <text:p text:style-name="P8">EDITOR</text:p>
      <text:p text:style-name="P12">{</text:p>
      <text:p text:style-name="P11"><text:s text:c="2"/><text:span text:style-name="T16">"nombre": "Rossmary",</text:span></text:p>
      <text:p text:style-name="P11"><text:s text:c="2"/><text:span text:style-name="T16">"createdAt": "2015-08-23T19:09:34.066Z",</text:span></text:p>
      <text:p text:style-name="P11"><text:s text:c="2"/><text:span text:style-name="T16">"updatedAt": "2015-08-23T19:09:34.066Z",</text:span></text:p>
      <text:p text:style-name="P11"><text:s text:c="2"/><text:span text:style-name="T16">"id": "55da1a6eb03b7e2f115acafa"</text:span></text:p>
      <text:p text:style-name="P15">}</text:p>
      <text:p text:style-name="P17">SUSCRIPCION</text:p>
      <text:p text:style-name="P16">{</text:p>
      <text:p text:style-name="P11"><text:s text:c="2"/><text:span text:style-name="T16">"titulo": "Amigos",</text:span></text:p>
      <text:p text:style-name="P11"><text:s text:c="2"/><text:span text:style-name="T16">"createdAt": "2015-08-23T19:11:13.139Z",</text:span></text:p>
      <text:p text:style-name="P11"><text:s text:c="2"/><text:span text:style-name="T16">"updatedAt": "2015-08-23T19:11:13.139Z",</text:span></text:p>
      <text:p text:style-name="P11"><text:s text:c="2"/><text:span text:style-name="T16">"id": "55da1ad1b03b7e2f115acafb"</text:span></text:p>
      <text:p text:style-name="P15">}</text:p>
      <text:p text:style-name="P17">REVISTA</text:p>
      <text:p text:style-name="P16">{</text:p>
      <text:p text:style-name="P11"><text:s text:c="2"/><text:span text:style-name="T16">"titulo": "Blusky",</text:span></text:p>
      <text:p text:style-name="P11"><text:s text:c="2"/><text:span text:style-name="T16">"mes": "agosto",</text:span></text:p>
      <text:p text:style-name="P11"><text:s text:c="2"/><text:span text:style-name="T16">"createdAt": "2015-08-23T19:17:55.148Z",</text:span></text:p>
      <text:p text:style-name="P11"><text:s text:c="2"/><text:span text:style-name="T16">"updatedAt": "2015-08-23T19:17:55.148Z",</text:span></text:p>
      <text:p text:style-name="P11"><text:s text:c="2"/><text:span text:style-name="T16">"id": "55da1c63b03b7e2f115acafd"</text:span></text:p>
      <text:p text:style-name="P15">}</text:p>
      <text:p text:style-name="P18"><text:soft-page-break/>En mi opinion twitter es un acontecimiento, pero tambien es lo neutro del lenguaje, una necesidad que habia perdido su posicion ventajosa cuando la formación de las llamadas ciencias del hombre encontraron su fundacion de la insistencia en el estudio en el sujeto de lo que hasta el siglo 17 constituia el tema indiferenciado de las riquezas, sujeto que esta envuelto en una historia natural indiferente a ella, y de una gramatica general que se reparte sin distincion. El descubrimiento del hombre no es una verdad velada, una cosa preciosa que siempre habia estado alli incapaz para los griegos por su inteligencia, que fue develada con por el avance de la biologia, la linguistica y la economia como una carrera contra su sujeto mismo, mas bien era necesario que apareciera el hombre para la condicion de posibilidad de estas disciplinas.</text:p>
      <text:p text:style-name="P18"/>
      <text:p text:style-name="P19">El descubrimiento de las verdades del hombre no es una cosa preciosa que siempre habia estado alli impedida por la incapacidad de todos los hombres excepto por una escarpada lucha hacia el progreso, no, no tiene que ver con la incapacidad de todos los hombres, tiene que ver con el siglo 18, cuando aparecieron las ciencias del hombre. ¿que estaba pasando en el siglo 18? ¿porque de repente era importante basar la creacion sobre el estudio del hombre cuando anteriormente no habia ninguna diferencia con un pajaro, y precisamente sus semejanzas como creaturas de dios constituyeron el tema de estudio?, ¿es que eran incapaces los hombres del siglo 17 por basarse en el principio de la similitud, quienes de hecho habian dejado una literatura invaluable que leer para los que no sabian que escribirian las bases de la biologia, la linguistica y la economia? ¿como, desde su punto de vista, asumieron su vida interesante sin ser algo fuera de este mundo que es el siglo 18? ¿como hicieron el pliegue?</text:p>
      <text:p text:style-name="P19"/>
      <text:p text:style-name="P19">Escribir para ocupar su lugar en el se dice del mu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Bitstream Vera Sans Mono', 'Courier New',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3T13:59:19.927319240</meta:creation-date>
    <dc:date>2015-08-23T20:40:14.173476605</dc:date>
    <meta:editing-duration>PT6H39M5S</meta:editing-duration>
    <meta:editing-cycles>23</meta:editing-cycles>
    <meta:generator>LibreOffice/4.2.8.2$Linux_X86_64 LibreOffice_project/420m0$Build-2</meta:generator>
    <meta:document-statistic meta:table-count="0" meta:image-count="0" meta:object-count="0" meta:page-count="3" meta:paragraph-count="54" meta:word-count="391" meta:character-count="3238" meta:non-whitespace-character-count="2865"/>
  </office:meta>
</office:document-meta>
</file>